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FD1F83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Verdana1" svg:font-family="Verdana" style:font-family-generic="swiss"/>
    <style:font-face style:name="Galliard BT" svg:font-family="'Galliard BT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24cm" fo:margin-left="-0.123cm" fo:margin-right="0.044cm" table:align="margins" style:writing-mode="lr-tb"/>
    </style:style>
    <style:style style:name="Table1.A" style:family="table-column">
      <style:table-column-properties style:column-width="9.499cm" style:rel-column-width="32721*"/>
    </style:style>
    <style:style style:name="Table1.B" style:family="table-column">
      <style:table-column-properties style:column-width="9.525cm" style:rel-column-width="32814*"/>
    </style:style>
    <style:style style:name="Table1.1" style:family="table-row">
      <style:table-row-properties style:min-row-height="1.199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Corpo_20_de_20_texto_20_2">
      <style:paragraph-properties fo:text-align="start" style:justify-single-word="false"/>
      <style:text-properties style:font-name="Arial" fo:font-weight="bold" style:font-weight-asian="bold" style:font-name-complex="Arial" style:font-weight-complex="bold"/>
    </style:style>
    <style:style style:name="P2" style:family="paragraph" style:parent-style-name="Corpo_20_de_20_texto_20_2">
      <style:text-properties style:font-name="Arial" style:font-name-complex="Arial"/>
    </style:style>
    <style:style style:name="P3" style:family="paragraph" style:parent-style-name="Corpo_20_de_20_texto_20_2">
      <style:paragraph-properties fo:text-align="start" style:justify-single-word="false"/>
      <style:text-properties style:font-name="Arial" style:font-name-complex="Arial"/>
    </style:style>
    <style:style style:name="P4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P6" style:family="paragraph" style:parent-style-name="Footer">
      <style:text-properties style:font-name="Arial" fo:font-size="11pt" fo:font-weight="bold" style:font-size-asian="11pt" style:font-weight-asian="bold" style:font-name-complex="Arial" style:font-weight-complex="bold"/>
    </style:style>
    <style:style style:name="P7" style:family="paragraph" style:parent-style-name="Standard">
      <style:text-properties fo:font-size="5pt" style:font-size-asian="5pt" style:font-size-complex="5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 fo:line-height="150%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7pt" fo:language="pt" fo:country="PT" style:font-size-asian="7pt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7pt" fo:language="pt" fo:country="PT" fo:font-weight="bold" style:font-size-asian="7pt" style:font-weight-asian="bold" style:font-name-complex="Ari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>
        <style:tab-stops>
          <style:tab-stop style:position="4.128cm"/>
        </style:tab-stops>
      </style:paragraph-properties>
    </style:style>
    <style:style style:name="P16" style:family="paragraph" style:parent-style-name="Standard">
      <style:paragraph-properties fo:line-height="100%" fo:text-align="justify" style:justify-single-word="false"/>
      <style:text-properties fo:font-size="10pt" style:font-size-asian="10pt" style:font-size-complex="10pt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 style:snap-to-layout-grid="false"/>
      <style:text-properties style:font-name="Arial" fo:font-size="8pt" fo:language="pt" fo:country="PT" fo:font-weight="bold" style:font-size-asian="8pt" style:font-weight-asian="bold" style:font-name-complex="Arial" style:font-weight-complex="bold"/>
    </style:style>
    <style:style style:name="P19" style:family="paragraph" style:parent-style-name="Standard">
      <style:paragraph-properties fo:text-align="center" style:justify-single-word="false" fo:background-color="#cccccc" fo:padding-left="0.141cm" fo:padding-right="0.141cm" fo:padding-top="0.035cm" fo:padding-bottom="0.035cm" fo:border="0.51pt solid #000000">
        <style:background-image/>
      </style:paragraph-properties>
      <style:text-properties style:font-name="Arial" fo:font-size="18pt" fo:font-weight="bold" style:font-size-asian="18pt" style:font-weight-asian="bold" style:font-name-complex="Arial" style:font-size-complex="18pt"/>
    </style:style>
    <style:style style:name="P20" style:family="paragraph" style:parent-style-name="Standard" style:master-page-name="Standard">
      <style:paragraph-properties fo:text-align="center" style:justify-single-word="false" style:page-number="auto" fo:background-color="#cccccc" fo:padding-left="0.141cm" fo:padding-right="0.141cm" fo:padding-top="0.035cm" fo:padding-bottom="0.035cm" fo:border="0.51pt solid #000000">
        <style:background-image/>
      </style:paragraph-properties>
      <style:text-properties style:font-name="Arial" fo:font-size="18pt" fo:font-weight="bold" style:font-size-asian="18pt" style:font-weight-asian="bold" style:font-name-complex="Arial" style:font-size-complex="18pt"/>
    </style:style>
    <style:style style:name="P21" style:family="paragraph" style:parent-style-name="Text_20_body">
      <style:paragraph-properties fo:text-align="center" style:justify-single-word="false"/>
      <style:text-properties style:font-name="Verdana" fo:font-size="6pt" fo:language="pt" fo:country="PT" style:font-size-asian="6pt" style:font-name-complex="Courier New" style:font-size-complex="6pt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style:font-name="Verdana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weight="bold" fo:background-color="transparent" style:font-weight-asian="bold" style:font-name-complex="Arial"/>
    </style:style>
    <style:style style:name="T5" style:family="text">
      <style:text-properties style:font-name="Arial" fo:font-weight="bold" fo:background-color="transparent" style:font-weight-asian="bold" style:font-name-complex="Arial" style:font-weight-complex="bold"/>
    </style:style>
    <style:style style:name="T6" style:family="text">
      <style:text-properties style:font-name="Arial" fo:font-size="7pt" fo:language="pt" fo:country="PT" style:font-size-asian="7pt" style:font-name-complex="Arial"/>
    </style:style>
    <style:style style:name="T7" style:family="text">
      <style:text-properties style:font-name="Arial" fo:font-weight="normal" fo:background-color="transparent" style:font-weight-asian="normal" style:font-name-complex="Arial" style:font-weight-complex="normal"/>
    </style:style>
    <style:style style:name="T8" style:family="text">
      <style:text-properties style:font-name="Arial" fo:background-color="transparent" style:font-name-complex="Arial"/>
    </style:style>
    <style:style style:name="T9" style:family="text">
      <style:text-properties style:font-name="Verdan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ERTIDÃO DE REMISSÃO</text:p>
      <text:p text:style-name="P19">DE [Dat.origem]</text:p>
      <text:p text:style-name="P19">REFIS/2009</text:p>
      <text:p text:style-name="P7"/>
      <text:p text:style-name="P7"/>
      <text:p text:style-name="P8"/>
      <text:p text:style-name="P16"><text:span text:style-name="T1">Declaramos para os devidos fins, no âmbito do </text:span><text:span text:style-name="T2">MUNICÍPIO DE MATA DE SÃO JOÃO</text:span><text:span text:style-name="T1">, Estado da Bahia, com fundamento no Artigo </text:span><text:span text:style-name="T8">10°, § 1°, da Lei nº 383/2009, regulamentada pelo Decreto nº 228/2009, Artigo [Dat.artigo]º</text:span><text:span text:style-name="T1">, tendo em vista o constante do lançamento [Dat.texto1] nº </text:span><text:span text:style-name="T4">[Dat.inscricao]</text:span><text:span text:style-name="T1">, localizado na </text:span><text:span text:style-name="T4">[Dat.localizacao]</text:span><text:span text:style-name="T1">, sito a </text:span><text:span text:style-name="T5">[Dat.endereco]</text:span><text:span text:style-name="T3"> – Mata de São João/Ba</text:span><text:span text:style-name="T1">, </text:span><text:span text:style-name="T7">[Dat.texto2]</text:span><text:span text:style-name="T4">[Dat.prop]</text:span><text:span text:style-name="T2">, C.N.P.J./C.P.F. </text:span><text:span text:style-name="T4">[Dat.cnpj_cpf]</text:span><text:span text:style-name="T2">,</text:span><text:span text:style-name="T1"> </text:span><text:span text:style-name="T2">QUE ESTA COORDENADORIA FAZENDÁRIA CONCEDE A REMISSÃO DOS CRÉDITOS TRIBUTÁRIOS DO(A) [Dat.origem], REFERENTES AOS EXERCÍCIOS </text:span><text:span text:style-name="T4">[Dat.exercicio_original]</text:span><text:span text:style-name="T2">, [Dat.texto3].</text:span><text:span text:style-name="T1"> Esta remissão se dá pelo valor relativo a cada lançamento original, por tributo, não ter ultrapassado o valor de R$ 50,00 (cinqüenta reais), ou, somados os valores originais relativos a cada tributo, não ter ultrapassado o valor de R$ 250,00 (duzentos e cinqüenta reais). Este benefício foi deferido através do processo administrativo </text:span><text:span text:style-name="T2">nº </text:span><text:span text:style-name="T4">4419/2009</text:span><text:span text:style-name="T1">. O reconhecimento da referida remissão alcança tão-somente o [Dat.texto4], e não desobriga do dever do contribuinte de se inscrever e manter atualizados os seus dados cadastrais junto ao órgão tributário municipal, segundo dispõem os artigos 3º ao 10º do Código Tributário e de Rendas do Município. A concessão de remissão do crédito tributário não gera direito adquirido e será revogada de ofício, sempre que se apure que o beneficiado não satisfazia ou deixou de satisfazer as condições ou não cumprira ou deixou de cumprir os requisitos para a concessão do favor, cobrando-se o crédito acrescido de juros de mora.</text:span></text:p>
      <text:p text:style-name="P13"/>
      <text:p text:style-name="P13">Mata de São João/Ba, [Dat.data_corrente].</text:p>
      <text:p text:style-name="P14"/>
      <text:p text:style-name="P14">Ciente,</text:p>
      <text:p text:style-name="P10"/>
      <text:p text:style-name="P9">_____________________________________ <text:s text:c="12"/>___________________________________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PAULINA DOS SANTOS OLIVEIRA</text:p>
            <text:p text:style-name="P21">Chefe do Setor de Registro e Cobrança da Dívida Ativa - Matrícula: 6609 <text:line-break/><text:span text:style-name="T9">Órgão Vinculado à Coordenadoria Fazendária do Município - CFM</text:span><text:line-break/>Secretaria de Administração e Finanças – SECAF</text:p>
          </table:table-cell>
          <table:table-cell table:style-name="Table1.A1" office:value-type="string">
            <text:p text:style-name="P18">Wellington Lázaro Barreto de Oliveira</text:p>
            <text:p text:style-name="P17"><text:span text:style-name="T6">Diretor Tributário</text:span><text:span text:style-name="T6"> do Município – Matrícula: 5661</text:span></text:p>
            <text:p text:style-name="P17"><text:span text:style-name="T6">Órgão vinculado a Secretaria de Administração e Finanças</text:span><text:span text:style-name="T6"> - SECAF</text:span></text:p>
            <text:p text:style-name="P11">Secretaria de Administração e Finanças – SECAF</text:p>
            <text:p text:style-name="P12"/>
          </table:table-cell>
        </table:table-row>
      </table:table>
      <text:p text:style-name="P15"><text:s text:c="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Verdana1" svg:font-family="Verdana" style:font-family-generic="swiss"/>
    <style:font-face style:name="Galliard BT" svg:font-family="'Galliard BT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end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Century Gothic" fo:font-size="11pt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Galliard BT" fo:font-weight="bold" style:font-weight-asian="bold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.423cm" fo:margin-bottom="0cm" fo:text-align="justify" style:justify-single-word="false" fo:text-indent="1.249cm" style:auto-text-indent="false"/>
      <style:text-properties fo:font-size="14pt" fo:font-weight="bold" style:font-size-asian="14pt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_20_21" style:display-name="Corpo de texto 21" style:family="paragraph" style:parent-style-name="Standard">
      <style:paragraph-properties fo:text-align="justify" style:justify-single-word="false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">
        <style:list-level-properties text:space-before="0.635cm" text:min-label-width="0.635cm"/>
        <style:text-properties style:font-name="Symbol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">
        <style:list-level-properties text:min-label-width="0.635cm"/>
        <style:text-properties style:font-name="Monotype Sort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">
        <style:list-level-properties text:min-label-width="0.635cm"/>
        <style:text-properties style:font-name="Wingdings"/>
      </text:list-level-style-bullet>
      <text:list-level-style-bullet text:level="2" text:style-name="WW8Num21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1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1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1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74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orpo_20_de_20_texto_20_2">
      <style:paragraph-properties fo:text-align="start" style:justify-single-word="false"/>
      <style:text-properties style:font-name="Arial" fo:font-weight="bold" style:font-weight-asian="bold" style:font-name-complex="Arial" style:font-weight-complex="bold"/>
    </style:style>
    <style:style style:name="MP2" style:family="paragraph" style:parent-style-name="Corpo_20_de_20_texto_20_2">
      <style:text-properties style:font-name="Arial" style:font-name-complex="Arial"/>
    </style:style>
    <style:style style:name="MP3" style:family="paragraph" style:parent-style-name="Corpo_20_de_20_texto_20_2">
      <style:paragraph-properties fo:text-align="start" style:justify-single-word="false"/>
      <style:text-properties style:font-name="Arial" style:font-name-complex="Arial"/>
    </style:style>
    <style:style style:name="MP4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style:font-name="Arial" fo:font-weight="bold" style:font-weight-asian="bold" style:font-name-complex="Arial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Arial" style:font-name-complex="Arial"/>
    </style:style>
    <style:style style:name="MP6" style:family="paragraph" style:parent-style-name="Footer">
      <style:text-properties style:font-name="Arial" fo:font-size="11pt" fo:font-weight="bold" style:font-size-asian="11pt" style:font-weight-asian="bold" style:font-name-complex="Arial" style:font-weight-complex="bold"/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0.104cm" style:num-format="1" style:print-orientation="portrait" fo:margin-top="1.251cm" fo:margin-bottom="1.607cm" fo:margin-left="1.164cm" fo:margin-right="1.48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19cm" fo:margin-left="0cm" fo:margin-right="0cm" fo:margin-bottom="1.82cm" style:dynamic-spacing="true"/>
      </style:header-style>
      <style:footer-style>
        <style:header-footer-properties fo:min-height="0.393cm" fo:margin-left="0cm" fo:margin-right="0cm" fo:margin-top="0.29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16.383cm" svg:y="0.046cm" svg:width="2.429cm" svg:height="2.485cm" draw:z-index="0"><draw:image xlink:href="Pictures/10000000000001610000010FCFD1F838.jpg" xlink:type="simple" xlink:show="embed" xlink:actuate="onLoad"/></draw:frame>PREFEITURA MUNICIPAL DE MATA DE SÃO JOÃO - BA</text:p>
        <text:p text:style-name="MP2">SECRETARIA DE ADMINISTRAÇÃO E FINANÇAS – SECAF</text:p>
        <text:p text:style-name="MP3">COORDENADORIA FAZENDÁRIA DO MUNICÍPIO – CFM</text:p>
        <text:p text:style-name="Header"><text:span text:style-name="MT1">Setor de Registro e Cobrança da Dívida Ativa </text:span><text:span text:style-name="MT2"><text:line-break/></text:span></text:p>
        <text:p text:style-name="Header"/>
      </style:header>
      <style:footer>
        <text:p text:style-name="MP4">C O O R D E N A D O R I A <text:s text:c="2"/>F A Z E N D Á R I A <text:s text:c="2"/>D O <text:s text:c="2"/>M U N I C Í P I O <text:s/>– C F M</text:p>
        <text:p text:style-name="MP5">Rua Antônio Luiz Garcez, s/n, Centro – Centro Administrativo – Mata de São João/BA.</text:p>
        <text:p text:style-name="MP5">Tel/Fax.: (71)3635-1669/3294 / (71)9617-7231 – http:\\www.matadesaojoao.ba.gov.br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6-04-08T10:42:00</meta:creation-date>
    <dc:date>2013-10-07T13:58:47</dc:date>
    <meta:print-date>2006-04-08T10:41:00</meta:print-date>
    <meta:editing-cycles>37</meta:editing-cycles>
    <meta:editing-duration>PT5H53M3S</meta:editing-duration>
    <meta:document-statistic meta:table-count="1" meta:image-count="1" meta:object-count="0" meta:page-count="1" meta:paragraph-count="21" meta:word-count="393" meta:character-count="2591" meta:non-whitespace-character-count="2161"/>
    <meta:user-defined meta:name="Info 1"/>
    <meta:user-defined meta:name="Info 2"/>
    <meta:user-defined meta:name="Info 3"/>
    <meta:user-defined meta:name="Info 4"/>
  </office:meta>
</office:document-meta>
</file>